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60ee" officeooo:paragraph-rsid="000d60ee" style:font-weight-asian="bold" style:font-weight-complex="bold"/>
    </style:style>
    <style:style style:name="P2" style:family="paragraph" style:parent-style-name="Standard" style:list-style-name="L1">
      <style:text-properties fo:font-weight="bold" officeooo:rsid="000d60ee" officeooo:paragraph-rsid="000d60ee" style:font-weight-asian="bold" style:font-weight-complex="bold"/>
    </style:style>
    <style:style style:name="P3" style:family="paragraph" style:parent-style-name="Standard" style:list-style-name="L2">
      <style:text-properties fo:font-weight="bold" officeooo:rsid="000d60ee" officeooo:paragraph-rsid="000d60ee" style:font-weight-asian="bold" style:font-weight-complex="bold"/>
    </style:style>
    <style:style style:name="P4" style:family="paragraph" style:parent-style-name="Standard">
      <style:text-properties fo:font-weight="bold" officeooo:rsid="000e570d" officeooo:paragraph-rsid="000e570d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0e570d" officeooo:paragraph-rsid="000e570d" style:font-weight-asian="bold" style:font-weight-complex="bold"/>
    </style:style>
    <style:style style:name="P6" style:family="paragraph" style:parent-style-name="Standard">
      <style:text-properties fo:font-weight="bold" officeooo:rsid="000f8197" officeooo:paragraph-rsid="000f8197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0f8197" officeooo:paragraph-rsid="000f8197" style:font-weight-asian="bold" style:font-weight-complex="bold"/>
    </style:style>
    <style:style style:name="P8" style:family="paragraph" style:parent-style-name="Standard">
      <style:text-properties fo:font-weight="bold" officeooo:rsid="000f852c" officeooo:paragraph-rsid="000f852c" style:font-weight-asian="bold" style:font-weight-complex="bold"/>
    </style:style>
    <style:style style:name="P9" style:family="paragraph" style:parent-style-name="Standard">
      <style:text-properties fo:font-weight="bold" officeooo:rsid="0012c501" officeooo:paragraph-rsid="0012c501" style:font-weight-asian="bold" style:font-weight-complex="bold"/>
    </style:style>
    <style:style style:name="P10" style:family="paragraph" style:parent-style-name="Standard">
      <style:text-properties officeooo:paragraph-rsid="000e570d"/>
    </style:style>
    <style:style style:name="P11" style:family="paragraph" style:parent-style-name="Standard">
      <style:paragraph-properties fo:break-before="page"/>
      <style:text-properties officeooo:paragraph-rsid="000e570d"/>
    </style:style>
    <style:style style:name="P12" style:family="paragraph" style:parent-style-name="Standard">
      <style:text-properties officeooo:rsid="000e570d" officeooo:paragraph-rsid="000e570d"/>
    </style:style>
    <style:style style:name="P13" style:family="paragraph" style:parent-style-name="Standard">
      <style:text-properties officeooo:rsid="000f8197" officeooo:paragraph-rsid="000f8197"/>
    </style:style>
    <style:style style:name="P14" style:family="paragraph" style:parent-style-name="Standard">
      <style:text-properties fo:font-weight="normal" officeooo:rsid="0010f678" officeooo:paragraph-rsid="0010f67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570d" style:font-weight-asian="normal" style:font-weight-complex="normal"/>
    </style:style>
    <style:style style:name="T3" style:family="text">
      <style:text-properties fo:font-weight="bold" officeooo:rsid="000e570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S DE DATOS</text:p>
      <text:p text:style-name="P1"><text:span text:style-name="T1"/></text:p>
      <text:p text:style-name="P1"><text:span text:style-name="T1">JavaScript tiene 8 tipos de datos:</text:span></text:p>
      <text:p text:style-name="P1"><text:span text:style-name="T1"/></text:p>
      <text:list text:style-name="L1">
        <text:list-item>
          <text:p text:style-name="P2"><text:span text:style-name="T1">String</text:span></text:p>
        </text:list-item>
        <text:list-item>
          <text:p text:style-name="P2"><text:span text:style-name="T1">Numero</text:span></text:p>
        </text:list-item>
        <text:list-item>
          <text:p text:style-name="P2"><text:span text:style-name="T1">Bigint</text:span></text:p>
        </text:list-item>
        <text:list-item>
          <text:p text:style-name="P2"><text:span text:style-name="T1">Boolean</text:span></text:p>
        </text:list-item>
        <text:list-item>
          <text:p text:style-name="P2"><text:span text:style-name="T1">Undefined</text:span></text:p>
        </text:list-item>
        <text:list-item>
          <text:p text:style-name="P2"><text:span text:style-name="T1">Null</text:span></text:p>
        </text:list-item>
        <text:list-item>
          <text:p text:style-name="P2"><text:span text:style-name="T1">Symbol</text:span></text:p>
        </text:list-item>
        <text:list-item>
          <text:p text:style-name="P2"><text:span text:style-name="T1">Object</text:span></text:p>
        </text:list-item>
      </text:list>
      <text:p text:style-name="P1"><text:span text:style-name="T1"/></text:p>
      <text:p text:style-name="P1"><text:span text:style-name="T1"/></text:p>
      <text:p text:style-name="P1">TIPOS DE DATOS DE OBJETOS</text:p>
      <text:p text:style-name="P1"><text:span text:style-name="T1"/></text:p>
      <text:p text:style-name="P1"><text:span text:style-name="T1">Contienen:</text:span></text:p>
      <text:p text:style-name="P1"><text:span text:style-name="T1"/></text:p>
      <text:list text:style-name="L2">
        <text:list-item>
          <text:p text:style-name="P3"><text:span text:style-name="T1">Un objeto</text:span></text:p>
        </text:list-item>
        <text:list-item>
          <text:p text:style-name="P3"><text:span text:style-name="T1">Un array</text:span></text:p>
        </text:list-item>
        <text:list-item>
          <text:p text:style-name="P3"><text:span text:style-name="T1">Una fecha</text:span></text:p>
        </text:list-item>
      </text:list>
      <text:p text:style-name="P1"><text:span text:style-name="T1"/></text:p>
      <text:p text:style-name="P1"><text:span text:style-name="T1">Ejemplos:</text:span></text:p>
      <text:p text:style-name="P1"><text:span text:style-name="T1"/></text:p>
      <text:p text:style-name="P1"><text:span text:style-name="T1"/></text:p>
      <text:p text:style-name="P1"><text:span text:style-name="T1">// Numbers:<text:line-break/>let length = 16;<text:line-break/>let weight = 7.5;<text:line-break/><text:line-break/>// Strings:<text:line-break/>let color = "Yellow";<text:line-break/>let lastName = "Johnson";<text:line-break/><text:line-break/>// Booleans<text:line-break/>let x = true;<text:line-break/>let y = false;<text:line-break/><text:line-break/>// Object:<text:line-break/>const person = {firstName:"John", lastName:"Doe"};<text:line-break/><text:line-break/>// Array object:<text:line-break/>const cars = ["Saab", "Volvo", "BMW"];<text:line-break/><text:line-break/>// Date object:<text:line-break/>const date = new Date("2022-03-25"); </text:span></text:p>
      <text:p text:style-name="P1"><text:span text:style-name="T1"/></text:p>
      <text:p text:style-name="P4"><text:span text:style-name="T1">Nota: Una variable JavaScript puede contener cualquier tipo de dato.</text:span></text:p>
      <text:p text:style-name="P5"><text:span text:style-name="T1"/></text:p>
      <text:p text:style-name="P4"><text:span text:style-name="T1"/></text:p>
      <text:p text:style-name="P4">EL CONCEPTO DE TIPOS DE DATOS</text:p>
      <text:p text:style-name="P4"><text:span text:style-name="T1"/></text:p>
      <text:p text:style-name="P4"><text:span text:style-name="T1">Para poder operar en variables, es importante saber el tipo. <text:line-break/>Sin tipos de datos, un ordenador no puede resolver esto:</text:span></text:p>
      <text:p text:style-name="P4"><text:span text:style-name="T1"/></text:p>
      <text:p text:style-name="P10"><text:span text:style-name="T2">let x = 16 + "Volvo"; <text:line-break/><text:line-break/>JavaScript va a tratar este ejemplo como:<text:line-break/><text:line-break/></text:span><text:span text:style-name="T1">let x = "16" + "Volvo"; </text:span><text:span text:style-name="T2"><text:line-break/>Resultado: 16Volvo </text:span></text:p>
      <text:p text:style-name="P10"><text:span text:style-name="T2"/></text:p>
      <text:p text:style-name="P12"><text:span text:style-name="T1">JavaScript evalúa los resultados de izquierda a derecha:</text:span></text:p>
      <text:p text:style-name="P12"><text:span text:style-name="T1"/></text:p>
      <text:p text:style-name="P10"><text:span text:style-name="T2">let x = 16 + 4 + "Volvo"; <text:line-break/>Resultado: </text:span><text:span text:style-name="T1">20Volvo </text:span></text:p>
      <text:p text:style-name="P10"><text:span text:style-name="T2"/></text:p>
      <text:p text:style-name="P10"><text:span text:style-name="T2"/></text:p>
      <text:p text:style-name="P10"><text:span text:style-name="T3">LOS TIPOS DE JAVASCRIPT SON DINAMICOS</text:span></text:p>
      <text:p text:style-name="P10"><text:span text:style-name="T2"/></text:p>
      <text:p text:style-name="P10"><text:span text:style-name="T2">Esto quiere decir que la misma variable puede ser usada para almacenar distintos tipos de datos.</text:span></text:p>
      <text:p text:style-name="P10"><text:span text:style-name="T2">Ejemplo:</text:span></text:p>
      <text:p text:style-name="P10"><text:span text:style-name="T2"/></text:p>
      <text:p text:style-name="P10"><text:span text:style-name="T2">let x;       // Now x is undefined<text:line-break/>x = 5;       // Now x is a Number<text:line-break/>x = "John";  // Now x is a String <text:line-break/><text:line-break/></text:span></text:p>
      <text:p text:style-name="P10"><text:span text:style-name="T3"/></text:p>
      <text:p text:style-name="P11"><text:span text:style-name="T3"/></text:p>
      <text:p text:style-name="P10"><text:span text:style-name="T3">STRINGS EN JAVASCRIPT</text:span></text:p>
      <text:p text:style-name="P10"><text:span text:style-name="T2"/></text:p>
      <text:p text:style-name="P10"><text:span text:style-name="T2">Un String es una serie de caracteres como “John Doe”</text:span></text:p>
      <text:p text:style-name="P10"><text:span text:style-name="T2">Se escriben entre comillas simples o dobles.</text:span></text:p>
      <text:p text:style-name="P10"><text:span text:style-name="T2"/></text:p>
      <text:p text:style-name="P10"><text:span text:style-name="T2">Ejemplo:</text:span></text:p>
      <text:p text:style-name="P10"><text:span text:style-name="T2"/></text:p>
      <text:p text:style-name="P10"><text:span text:style-name="T2">// Using double quotes:<text:line-break/>let carName1 = "Volvo XC60";<text:line-break/><text:line-break/>// Using single quotes:<text:line-break/>let carName2 = 'Volvo XC60'; <text:line-break/></text:span></text:p>
      <text:p text:style-name="P12"><text:span text:style-name="T1">Se pueden usar comillas dentro de un string, mientras no coincidan con las que rodean al mismo:</text:span></text:p>
      <text:p text:style-name="P12"><text:span text:style-name="T1"/></text:p>
      <text:p text:style-name="P12"><text:span text:style-name="T1">// Single quote inside double quotes:<text:line-break/>let answer1 = "It's alright";<text:line-break/><text:line-break/>// Single quotes inside double quotes:<text:line-break/>let answer2 = "He is called 'Johnny'";<text:line-break/><text:line-break/>// Double quotes inside single quotes:<text:line-break/>let answer3 = 'He is called "Johnny"'; </text:span></text:p>
      <text:p text:style-name="P10"><text:span text:style-name="T2"><text:line-break/></text:span></text:p>
      <text:p text:style-name="P10"><text:span text:style-name="T2"/></text:p>
      <text:p text:style-name="P4">NUMEROS EN JAVASCRIPT</text:p>
      <text:p text:style-name="P4"><text:span text:style-name="T1"/></text:p>
      <text:p text:style-name="P4"><text:span text:style-name="T1">Todos los números de javascript son almacenados como decimales (punto flotante)</text:span></text:p>
      <text:p text:style-name="P4"><text:span text:style-name="T1">Los números pueden ser escritos con, o sin decimales:</text:span></text:p>
      <text:p text:style-name="P4"><text:span text:style-name="T1"/></text:p>
      <text:p text:style-name="P10"><text:span text:style-name="T2">Ejemplo: <text:line-break/><text:line-break/></text:span><text:span text:style-name="T1">// With decimals:<text:line-break/>let x1 = 34.00;<text:line-break/><text:line-break/>// Without decimals:<text:line-break/>let x2 = 34; 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<text:span text:style-name="T2"/></text:p>
      <text:p text:style-name="P6">NOTACION EXPONENCIAL</text:p>
      <text:p text:style-name="P6"><text:span text:style-name="T1"/></text:p>
      <text:p text:style-name="P6"><text:span text:style-name="T1">Los numeros extralargos o extrapequeños pueden ser escritos con notación:</text:span></text:p>
      <text:p text:style-name="P6"><text:span text:style-name="T1"/></text:p>
      <text:p text:style-name="P6"><text:span text:style-name="T1">let y = 123e5;    // 12300000<text:line-break/>let z = 123e-5;   // 0.00123 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BOOLEANOS EN JAVASCRIPT</text:p>
      <text:p text:style-name="P6"><text:span text:style-name="T1"/></text:p>
      <text:p text:style-name="P6"><text:span text:style-name="T1">Tipo de dato que solo puede tener dos valores: </text:span><text:span text:style-name="T4">verdadero </text:span><text:span text:style-name="T6">o </text:span><text:span text:style-name="T4">falso</text:span><text:span text:style-name="T6">.</text:span></text:p>
      <text:p text:style-name="P6"><text:span text:style-name="T6">Ejemplo:</text:span></text:p>
      <text:p text:style-name="P6"><text:span text:style-name="T6"/></text:p>
      <text:p text:style-name="P6"><text:span text:style-name="T6">let x = 5;<text:line-break/>let y = 5;<text:line-break/>let z = 6;<text:line-break/>(x == y)       // Returns true<text:line-break/>(x == z)       // Returns false <text:line-break/><text:line-break/>Los booleanos se suelen usar en testeo de condiciones.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5">ARRAYS EN JAVASCRIPT</text:span></text:p>
      <text:p text:style-name="P6"><text:span text:style-name="T6"/></text:p>
      <text:p text:style-name="P6"><text:span text:style-name="T6">Se escriben con corchetes […]</text:span></text:p>
      <text:p text:style-name="P6"><text:span text:style-name="T6">Los items de los arrays se separan con coma </text:span></text:p>
      <text:p text:style-name="P6"><text:span text:style-name="T6"/></text:p>
      <text:p text:style-name="P6"><text:span text:style-name="T6">Ejemplo: array llamado cars, conteniendo 3 items (nombres de coches)</text:span></text:p>
      <text:p text:style-name="P6"><text:span text:style-name="T6"/></text:p>
      <text:p text:style-name="P6"><text:span text:style-name="T6">const cars = ["Saab", "Volvo", "BMW"]; </text:span></text:p>
      <text:p text:style-name="P10"><text:span text:style-name="T2"/></text:p>
      <text:p text:style-name="P13"><text:span text:style-name="T2">L</text:span><text:span text:style-name="T1">os índices de los arrays empiezan en 0, es decir, el primer item es [0], el segundo es [1], y asi sucesivamente.</text:span></text:p>
      <text:p text:style-name="P13"><text:span text:style-name="T1"/></text:p>
      <text:p text:style-name="P6"/>
      <text:p text:style-name="P6">OBJETOS EN JAVASCRIPT</text:p>
      <text:p text:style-name="P6"><text:span text:style-name="T1"/></text:p>
      <text:p text:style-name="P6"><text:span text:style-name="T1">Se escriben entre llaves {…}</text:span></text:p>
      <text:p text:style-name="P6"><text:span text:style-name="T1">Las propiedades de los objetos se escriben como pares de clave valor, separadas con comas.</text:span></text:p>
      <text:p text:style-name="P6"><text:span text:style-name="T1"/></text:p>
      <text:p text:style-name="P6"><text:span text:style-name="T1">Ejemplo:</text:span></text:p>
      <text:p text:style-name="P6"><text:span text:style-name="T1">const person = {firstName:"John", lastName:"Doe", age:50, eyeColor:"blue"}; 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/></text:p>
      <text:p text:style-name="P6">EL OPERADOR TYPEOF</text:p>
      <text:p text:style-name="P6"><text:span text:style-name="T1"/></text:p>
      <text:p text:style-name="P6"><text:span text:style-name="T1">Podemos <text:s/>usarlo para encontrar el tipo de una variable JavaScript. </text:span></text:p>
      <text:p text:style-name="P6"><text:span text:style-name="T1">Devuelve el tipo de una variable o expresión:</text:span></text:p>
      <text:p text:style-name="P6"><text:span text:style-name="T1"/></text:p>
      <text:p text:style-name="P6"><text:span text:style-name="T1">typeof ""             // Returns "string"<text:line-break/>typeof "John"         // Returns "string"<text:line-break/>typeof "John Doe"     // Returns "string" </text:span></text:p>
      <text:p text:style-name="P6"><text:span text:style-name="T1"/></text:p>
      <text:p text:style-name="P6"><text:span text:style-name="T1">typeof 0              // Returns "number"<text:line-break/>typeof 314            // Returns "number"<text:line-break/>typeof 3.14           // Returns "number"<text:line-break/>typeof (3)            // Returns "number"<text:line-break/>typeof (3 + 4)        // Returns "number" </text:span></text:p>
      <text:p text:style-name="P6"><text:span text:style-name="T1"/></text:p>
      <text:p text:style-name="P6"><text:span text:style-name="T1"/></text:p>
      <text:p text:style-name="P8">UNDEFINED</text:p>
      <text:p text:style-name="P8"/>
      <text:p text:style-name="P14">Una variable sin valor tiene el valor undefined. También su tipo es undefined.</text:p>
      <text:p text:style-name="P14"/>
      <text:p text:style-name="P14">let car;    // Value is undefined, type is undefined </text:p>
      <text:p text:style-name="P14"/>
      <text:p text:style-name="P14">Cualquier variable puede ser vaciada estableciendo su valor a undefined, asi como su tipo:</text:p>
      <text:p text:style-name="P14"/>
      <text:p text:style-name="P14">car = undefined;    // Value is undefined, type is undefined </text:p>
      <text:p text:style-name="P14"/>
      <text:p text:style-name="P14"/>
      <text:p text:style-name="P9">VALORES VACÍOS</text:p>
      <text:p text:style-name="P9"><text:span text:style-name="T1"/></text:p>
      <text:p text:style-name="P9"><text:span text:style-name="T1">Un valor vacío no tiene nada que ver con undefined.</text:span></text:p>
      <text:p text:style-name="P9"><text:span text:style-name="T1">Un string vacío tiene tanto un valor como un tipo.</text:span></text:p>
      <text:p text:style-name="P9"><text:span text:style-name="T1"/></text:p>
      <text:p text:style-name="P9"><text:span text:style-name="T1">Ejemplo:</text:span></text:p>
      <text:p text:style-name="P9"><text:span text:style-name="T1">let car = "";    // The value is "", the typeof is "string" </text:span>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03:08:32.376000000</meta:creation-date>
    <dc:date>2024-02-24T03:25:41.389000000</dc:date>
    <meta:editing-duration>PT17M7S</meta:editing-duration>
    <meta:editing-cycles>6</meta:editing-cycles>
    <meta:generator>LibreOffice/7.6.4.1$Windows_X86_64 LibreOffice_project/e19e193f88cd6c0525a17fb7a176ed8e6a3e2aa1</meta:generator>
    <meta:document-statistic meta:table-count="0" meta:image-count="0" meta:object-count="0" meta:page-count="5" meta:paragraph-count="72" meta:word-count="655" meta:character-count="3852" meta:non-whitespace-character-count="3123"/>
  </office:meta>
</office:document-meta>
</file>